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20pt" style:font-size-asian="20pt" style:font-size-complex="20pt"/>
    </style:style>
    <style:style style:name="P2" style:family="paragraph" style:parent-style-name="Heading_20_2">
      <style:text-properties fo:font-size="15pt" style:font-size-asian="15pt" style:font-size-complex="15pt"/>
    </style:style>
    <style:style style:name="P3" style:family="paragraph" style:parent-style-name="Standard">
      <style:text-properties officeooo:paragraph-rsid="000d2976"/>
    </style:style>
    <style:style style:name="P4" style:family="paragraph" style:parent-style-name="Standard">
      <style:text-properties fo:font-weight="normal" officeooo:rsid="000d2976" officeooo:paragraph-rsid="000d2976" style:font-weight-asian="normal" style:font-weight-complex="normal"/>
    </style:style>
    <style:style style:name="P5" style:family="paragraph" style:parent-style-name="Standard">
      <style:text-properties officeooo:paragraph-rsid="000cbb4b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Heading_20_2">
      <style:text-properties fo:font-size="15pt" officeooo:paragraph-rsid="000ece23" style:font-size-asian="15pt" style:font-size-complex="15pt"/>
    </style:style>
    <style:style style:name="T1" style:family="text">
      <style:text-properties officeooo:rsid="000cbb4b"/>
    </style:style>
    <style:style style:name="T2" style:family="text">
      <style:text-properties fo:font-weight="bold" officeooo:rsid="000cbb4b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2976" style:font-weight-asian="bold" style:font-weight-complex="bold"/>
    </style:style>
    <style:style style:name="T5" style:family="text">
      <style:text-properties fo:font-weight="normal" officeooo:rsid="000d2976" style:font-weight-asian="normal" style:font-weight-complex="normal"/>
    </style:style>
    <style:style style:name="T6" style:family="text">
      <style:text-properties fo:font-style="italic" fo:font-weight="normal" officeooo:rsid="000d2976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officeooo:rsid="000ba42f" style:font-weight-asian="bold" style:font-weight-complex="bold"/>
    </style:style>
    <style:style style:name="T9" style:family="text">
      <style:text-properties fo:font-weight="normal" officeooo:rsid="000ba42f" style:font-weight-asian="normal" style:font-weight-complex="normal"/>
    </style:style>
    <style:style style:name="T10" style:family="text">
      <style:text-properties fo:font-style="italic" fo:font-weight="normal" officeooo:rsid="000ba42f" style:font-style-asian="italic" style:font-weight-asian="normal" style:font-style-complex="italic" style:font-weight-complex="normal"/>
    </style:style>
    <style:style style:name="T11" style:family="text">
      <style:text-properties officeooo:rsid="000ba42f"/>
    </style:style>
    <style:style style:name="T12" style:family="text">
      <style:text-properties officeooo:rsid="000d2976"/>
    </style:style>
    <style:style style:name="T13" style:family="text">
      <style:text-properties fo:font-style="italic" officeooo:rsid="000d2976" style:font-style-asian="italic" style:font-style-complex="italic"/>
    </style:style>
    <style:style style:name="T14" style:family="text">
      <style:text-properties fo:font-style="normal" officeooo:rsid="000d2976" style:font-style-asian="normal" style:font-style-complex="normal"/>
    </style:style>
    <style:style style:name="T15" style:family="text">
      <style:text-properties officeooo:rsid="000ece23"/>
    </style:style>
    <style:style style:name="T16" style:family="text">
      <style:text-properties fo:font-style="italic" officeooo:rsid="000ece23" style:font-style-asian="italic" style:font-style-complex="italic"/>
    </style:style>
    <style:style style:name="T17" style:family="text">
      <style:text-properties fo:font-style="normal" officeooo:rsid="000ece23" style:font-style-asian="normal" style:font-style-complex="normal"/>
    </style:style>
    <style:style style:name="T18" style:family="text">
      <style:text-properties officeooo:rsid="000f9d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P Test</text:p>
      <text:h text:style-name="P2" text:outline-level="2">Question 0 : <text:span text:style-name="T1">Spécification du programme</text:span></text:h>
      <text:p text:style-name="P3"><text:span text:style-name="T2">Objectif :</text:span><text:span text:style-name="T1"> <text:line-break/><text:tab/>Implémenter l’algorithme de Bellman-Ford pour déterminer un plus court <text:tab/>chemin dans un graphe non orienté étiqueté.</text:span><text:line-break/><text:span text:style-name="T3">Entrées :</text:span></text:p>
      <text:p text:style-name="P3"><text:span text:style-name="T4"><text:tab/></text:span><text:span text:style-name="T5">- </text:span><text:span text:style-name="T6">V</text:span><text:span text:style-name="T5"> (le nombre de sommets du graphe</text:span></text:p>
      <text:p text:style-name="P4"><text:tab/>- <text:span text:style-name="T7">E</text:span> (le nombre d’arêtes du graphe)</text:p>
      <text:p text:style-name="P4"><text:tab/>- Une <text:span text:style-name="T7">liste d’arêtes</text:span> (au format “source, destination, poids”)</text:p>
      <text:p text:style-name="P5"><text:span text:style-name="T8"><text:tab/></text:span><text:span text:style-name="T9">- </text:span><text:span text:style-name="T10">source</text:span><text:span text:style-name="T9"> </text:span><text:span text:style-name="T11">(le sommet source </text:span><text:span text:style-name="T12">à partir duquel appliquer l’algorithme</text:span><text:span text:style-name="T11">)</text:span><text:span text:style-name="T1"><text:line-break/></text:span><text:span text:style-name="T2">S</text:span><text:span text:style-name="T3">ortie</text:span><text:span text:style-name="T8">s</text:span><text:span text:style-name="T3"> :</text:span><text:line-break/><text:tab/>-<text:span text:style-name="T3"> </text:span><text:span text:style-name="T10">dist</text:span><text:span text:style-name="T8"> </text:span><text:span text:style-name="T11">(le tableau des plus courtes distances entre le sommet source et les <text:tab/>sommets du graphe)</text:span></text:p>
      <text:p text:style-name="P5"><text:span text:style-name="T8"><text:tab/></text:span><text:span text:style-name="T9">- </text:span><text:span text:style-name="T10">null</text:span><text:span text:style-name="T9"> </text:span><text:span text:style-name="T11">(si cycle de poid négatifs)</text:span></text:p>
      <text:p text:style-name="P6">Exigences :</text:p>
      <text:p text:style-name="P7"><text:tab/>- <text:span text:style-name="T12">Le programme doit pouvoir créé un graphe correct à partir de </text:span><text:span text:style-name="T13">V</text:span><text:span text:style-name="T12">, </text:span><text:span text:style-name="T13">E</text:span><text:span text:style-name="T12"> et d’une </text:span><text:span text:style-name="T13">liste <text:tab/>d’arêtes</text:span><text:span text:style-name="T14">.</text:span></text:p>
      <text:p text:style-name="P7"><text:tab/>- <text:span text:style-name="T12">Le programme doit pouvoir appliquer l’algorithme de Bellman-Ford à un <text:tab/></text:span><text:span text:style-name="T13">graphe</text:span><text:span text:style-name="T12"> à partir d’un sommet </text:span><text:span text:style-name="T13">source</text:span><text:span text:style-name="T12">.</text:span></text:p>
      <text:p text:style-name="P7"><text:tab/>- <text:span text:style-name="T12">Le programme doit fonctionner avec des arêtes de poids négatifs.<text:line-break/> <text:tab/>- Le programme doit être capable de détecter la présence d’un cycle de poids <text:tab/>négatifs.</text:span></text:p>
      <text:p text:style-name="P7"><text:tab/>- <text:span text:style-name="T15">Le programme doit afficher les résultats de l’application de l’algorithme, et <text:tab/>retourner le tableau </text:span><text:span text:style-name="T16">dist</text:span><text:span text:style-name="T17">, ou </text:span><text:span text:style-name="T16">null</text:span><text:span text:style-name="T17"> si un cycle de poids négatifs est détecté</text:span><text:span text:style-name="T15">.</text:span></text:p>
      <text:p text:style-name="P7"/>
      <text:h text:style-name="P8" text:outline-level="2">Question <text:span text:style-name="T18">2</text:span><text:span text:style-name="T15"> : 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Noto Sans Devanagari" style:font-family-complex="'Noto Sans Devanagari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3:49:46.973095604</meta:creation-date>
    <dc:date>2025-03-12T18:54:06.075216583</dc:date>
    <meta:editing-duration>PT2H48M1S</meta:editing-duration>
    <meta:editing-cycles>1</meta:editing-cycles>
    <meta:generator>LibreOffice/25.2.1.2$Linux_X86_64 LibreOffice_project/520$Build-2</meta:generator>
    <meta:document-statistic meta:table-count="0" meta:image-count="0" meta:object-count="0" meta:page-count="1" meta:paragraph-count="14" meta:word-count="181" meta:character-count="1077" meta:non-whitespace-character-count="889"/>
  </office:meta>
</office:document-meta>
</file>